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3.802cm" fo:min-width="4.752cm" fo:padding-top="0.175cm" fo:padding-bottom="0.175cm" fo:padding-left="0.3cm" fo:padding-right="0.3cm"/>
    </style:style>
    <style:style style:name="gr2" style:family="graphic" style:parent-style-name="standard">
      <style:graphic-properties svg:stroke-width="0.2cm" draw:marker-start-width="0.5cm" draw:marker-end-width="0.5cm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draw:marker-start-width="0.5cm" draw:marker-end="" draw:marker-end-width="0.6cm" draw:fill="solid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draw:marker-start-width="0.5cm" draw:marker-end-width="0.5cm" draw:fill="solid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1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8" style:family="graphic" style:parent-style-name="standard">
      <style:graphic-properties draw:fill="solid" draw:fill-color="#ffbf00" draw:textarea-horizontal-align="justify" draw:textarea-vertical-align="middle" draw:auto-grow-height="false" fo:min-height="0.95cm" fo:min-width="1.7cm"/>
      <style:paragraph-properties style:writing-mode="lr-tb"/>
    </style:style>
    <style:style style:name="gr9" style:family="graphic" style:parent-style-name="standard">
      <style:graphic-properties draw:fill="solid" draw:fill-color="#ffd7d7" draw:textarea-horizontal-align="justify" draw:textarea-vertical-align="middle" draw:auto-grow-height="false" fo:min-height="0.95cm" fo:min-width="1.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fill="solid" draw:fill-color="#dde8cb" draw:textarea-horizontal-align="justify" draw:textarea-vertical-align="middle" draw:auto-grow-height="false" fo:min-height="0.35cm" fo:min-width="1.7cm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objectwithoutfill">
      <style:graphic-properties draw:marker-end="Arrow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color="#ff4000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ff4000" fo:font-weight="bold" style:font-weight-asian="bold" style:font-weight-complex="bold"/>
    </style:style>
    <style:style style:name="P6" style:family="paragraph">
      <loext:graphic-properties draw:fill="solid" draw:fill-color="#ffbf00"/>
      <style:paragraph-properties fo:text-align="center"/>
    </style:style>
    <style:style style:name="P7" style:family="paragraph">
      <loext:graphic-properties draw:fill="solid" draw:fill-color="#ffd7d7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dde8cb"/>
      <style:paragraph-properties fo:text-align="center"/>
    </style:style>
    <style:style style:name="T1" style:family="text">
      <style:text-properties fo:color="#ff4000"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position="33% 58%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g>
          <draw:custom-shape draw:style-name="gr1" draw:text-style-name="P1" draw:layer="layout" svg:width="5.8cm" svg:height="4.6cm" svg:x="1.4cm" svg:y="4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2" draw:text-style-name="P2" draw:layer="layout" svg:width="1.737cm" svg:height="2.228cm" draw:transform="skewX (-0.0952949771588904) rotate (2.86932129027868) translate (7.286cm 6.809cm)" draw:kind="arc" draw:start-angle="91.92" draw:end-angle="180.75">
            <text:p/>
          </draw:ellipse>
          <draw:line draw:style-name="gr3" draw:text-style-name="P3" draw:layer="layout" svg:x1="7.486cm" svg:y1="5.694cm" svg:x2="7.486cm" svg:y2="3.6cm">
            <text:p/>
          </draw:line>
          <draw:line draw:style-name="gr4" draw:text-style-name="P3" draw:layer="layout" svg:x1="6cm" svg:y1="6.6cm" svg:x2="9.536cm" svg:y2="6.6cm">
            <text:p/>
          </draw:line>
          <draw:g>
            <draw:ellipse draw:style-name="gr2" draw:text-style-name="P2" draw:layer="layout" svg:width="3cm" svg:height="3.16cm" svg:x="1.95cm" svg:y="6.599cm" draw:kind="arc" draw:start-angle="91.92" draw:end-angle="180.75">
              <text:p/>
            </draw:ellipse>
            <draw:line draw:style-name="gr3" draw:text-style-name="P3" draw:layer="layout" svg:x1="0.8cm" svg:y1="6.6cm" svg:x2="4.2cm" svg:y2="6.6cm">
              <text:p/>
            </draw:line>
            <draw:line draw:style-name="gr5" draw:text-style-name="P3" draw:layer="layout" svg:x1="1.95cm" svg:y1="8.2cm" svg:x2="2cm" svg:y2="11cm">
              <text:p/>
            </draw:line>
          </draw:g>
          <draw:custom-shape draw:style-name="gr6" draw:text-style-name="P2" draw:layer="layout" svg:width="1.8cm" svg:height="2cm" svg:x="4.2cm" svg:y="5.6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1.2cm" svg:height="1.038cm" svg:x="4.6cm" svg:y="6cm">
            <draw:text-box>
              <text:p text:style-name="P4"><text:span text:style-name="T1">f</text:span></text:p>
            </draw:text-box>
          </draw:frame>
          <draw:custom-shape draw:style-name="gr8" draw:text-style-name="P6" draw:layer="layout" svg:width="2.2cm" svg:height="1.2cm" svg:x="7.8cm" svg:y="5cm">
            <text:p text:style-name="P2">H<text:span text:style-name="T2">(t</text:span><text:span text:style-name="T2">-</text:span><text:span text:style-name="T2">1</text:span><text:span text:style-name="T2">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2cm" svg:height="1.2cm" svg:x="1cm" svg:y="11cm">
            <text:p text:style-name="P2">X<text:span text:style-name="T2">(t-1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2cm" svg:height="1.2cm" svg:x="6.4cm" svg:y="2.4cm">
            <text:p text:style-name="P2">Z<text:span text:style-name="T2">(t</text:span><text:span text:style-name="T2">-1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.8cm" svg:height="4.6cm" svg:x="10.136cm" svg:y="4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2" draw:text-style-name="P2" draw:layer="layout" svg:width="1.737cm" svg:height="2.228cm" draw:transform="skewX (-0.0952949771588904) rotate (2.86932129027868) translate (16.022cm 6.809cm)" draw:kind="arc" draw:start-angle="91.92" draw:end-angle="180.75">
            <text:p/>
          </draw:ellipse>
          <draw:line draw:style-name="gr3" draw:text-style-name="P3" draw:layer="layout" svg:x1="16.222cm" svg:y1="5.694cm" svg:x2="16.222cm" svg:y2="3.6cm">
            <text:p/>
          </draw:line>
          <draw:line draw:style-name="gr4" draw:text-style-name="P3" draw:layer="layout" svg:x1="14.736cm" svg:y1="6.6cm" svg:x2="18.6cm" svg:y2="6.6cm">
            <text:p/>
          </draw:line>
          <draw:g>
            <draw:ellipse draw:style-name="gr2" draw:text-style-name="P2" draw:layer="layout" svg:width="3cm" svg:height="3.16cm" svg:x="10.686cm" svg:y="6.599cm" draw:kind="arc" draw:start-angle="91.92" draw:end-angle="180.75">
              <text:p/>
            </draw:ellipse>
            <draw:line draw:style-name="gr3" draw:text-style-name="P3" draw:layer="layout" svg:x1="9.536cm" svg:y1="6.6cm" svg:x2="12.936cm" svg:y2="6.6cm">
              <text:p/>
            </draw:line>
            <draw:line draw:style-name="gr5" draw:text-style-name="P3" draw:layer="layout" svg:x1="10.686cm" svg:y1="8.2cm" svg:x2="10.736cm" svg:y2="11cm">
              <text:p/>
            </draw:line>
          </draw:g>
          <draw:custom-shape draw:style-name="gr6" draw:text-style-name="P2" draw:layer="layout" svg:width="1.8cm" svg:height="2cm" svg:x="12.936cm" svg:y="5.6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1.2cm" svg:height="1.038cm" svg:x="13.336cm" svg:y="6cm">
            <draw:text-box>
              <text:p text:style-name="P4"><text:span text:style-name="T1">f</text:span></text:p>
            </draw:text-box>
          </draw:frame>
          <draw:custom-shape draw:style-name="gr8" draw:text-style-name="P6" draw:layer="layout" svg:width="2.2cm" svg:height="1.2cm" svg:x="16.536cm" svg:y="5cm">
            <text:p text:style-name="P2">H<text:span text:style-name="T2">(t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2cm" svg:height="1.2cm" svg:x="9.736cm" svg:y="11cm">
            <text:p text:style-name="P2">X<text:span text:style-name="T2">(t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2cm" svg:height="1.2cm" svg:x="15.136cm" svg:y="2.4cm">
            <text:p text:style-name="P2">Z<text:span text:style-name="T2">(t)</text:span></text:p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5.8cm" svg:height="4.6cm" svg:x="19.2cm" svg:y="4.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ellipse draw:style-name="gr2" draw:text-style-name="P2" draw:layer="layout" svg:width="1.737cm" svg:height="2.228cm" draw:transform="skewX (-0.0952949771588904) rotate (2.86932129027868) translate (25.086cm 6.809cm)" draw:kind="arc" draw:start-angle="91.92" draw:end-angle="180.75">
                <text:p/>
              </draw:ellipse>
              <draw:line draw:style-name="gr3" draw:text-style-name="P3" draw:layer="layout" svg:x1="25.286cm" svg:y1="5.694cm" svg:x2="25.286cm" svg:y2="3.6cm">
                <text:p/>
              </draw:line>
              <draw:line draw:style-name="gr3" draw:text-style-name="P3" draw:layer="layout" svg:x1="23.8cm" svg:y1="6.6cm" svg:x2="27cm" svg:y2="6.6cm">
                <text:p/>
              </draw:line>
            </draw:g>
            <draw:g>
              <draw:ellipse draw:style-name="gr2" draw:text-style-name="P2" draw:layer="layout" svg:width="3cm" svg:height="3.16cm" svg:x="19.75cm" svg:y="6.599cm" draw:kind="arc" draw:start-angle="91.92" draw:end-angle="180.75">
                <text:p/>
              </draw:ellipse>
              <draw:line draw:style-name="gr3" draw:text-style-name="P3" draw:layer="layout" svg:x1="18.6cm" svg:y1="6.6cm" svg:x2="22cm" svg:y2="6.6cm">
                <text:p/>
              </draw:line>
              <draw:line draw:style-name="gr5" draw:text-style-name="P3" draw:layer="layout" svg:x1="19.75cm" svg:y1="8.2cm" svg:x2="19.8cm" svg:y2="11cm">
                <text:p/>
              </draw:line>
            </draw:g>
            <draw:custom-shape draw:style-name="gr6" draw:text-style-name="P2" draw:layer="layout" svg:width="1.8cm" svg:height="2cm" svg:x="22cm" svg:y="5.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5" draw:layer="layout" svg:width="1.2cm" svg:height="1.038cm" svg:x="22.4cm" svg:y="6cm">
              <draw:text-box>
                <text:p text:style-name="P4"><text:span text:style-name="T1">f</text:span></text:p>
              </draw:text-box>
            </draw:frame>
            <draw:custom-shape draw:style-name="gr8" draw:text-style-name="P6" draw:layer="layout" svg:width="2.2cm" svg:height="1.2cm" svg:x="25.6cm" svg:y="5cm">
              <text:p text:style-name="P2">H<text:span text:style-name="T2">(t+1)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2.2cm" svg:height="1.2cm" svg:x="18.8cm" svg:y="11cm">
              <text:p text:style-name="P2">X<text:span text:style-name="T2">(t+1)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2.2cm" svg:height="1.2cm" svg:x="24.2cm" svg:y="2.4cm">
              <text:p text:style-name="P2">Z<text:span text:style-name="T2">(t</text:span><text:span text:style-name="T2">+</text:span><text:span text:style-name="T2">1</text:span><text:span text:style-name="T2">)</text:span></text:p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8" draw:layer="layout" svg:width="5cm" svg:height="2.073cm" svg:x="18cm" svg:y="1.8cm">
            <draw:text-box>
              <text:p/>
              <text:p>capa de salida</text:p>
            </draw:text-box>
          </draw:frame>
          <draw:frame draw:style-name="gr11" draw:text-style-name="P8" draw:layer="layout" svg:width="3cm" svg:height="1.673cm" svg:x="16.2cm" svg:y="6.8cm">
            <draw:text-box>
              <text:p>capa oculta</text:p>
            </draw:text-box>
          </draw:frame>
          <draw:frame draw:style-name="gr12" draw:text-style-name="P8" draw:layer="layout" svg:width="3cm" svg:height="1.673cm" svg:x="13.4cm" svg:y="11.2cm">
            <draw:text-box>
              <text:p>entrada</text:p>
            </draw:text-box>
          </draw:frame>
          <draw:frame draw:style-name="gr10" draw:text-style-name="P8" draw:layer="layout" svg:width="5cm" svg:height="2.073cm" svg:x="9.6cm" svg:y="1.728cm">
            <draw:text-box>
              <text:p/>
              <text:p>capa de salida</text:p>
            </draw:text-box>
          </draw:frame>
          <draw:frame draw:style-name="gr11" draw:text-style-name="P8" draw:layer="layout" svg:width="3cm" svg:height="1.673cm" svg:x="7.6cm" svg:y="6.928cm">
            <draw:text-box>
              <text:p>capa oculta</text:p>
            </draw:text-box>
          </draw:frame>
          <draw:frame draw:style-name="gr12" draw:text-style-name="P8" draw:layer="layout" svg:width="3cm" svg:height="1.673cm" svg:x="5.4cm" svg:y="11.261cm">
            <draw:text-box>
              <text:p>entrada</text:p>
            </draw:text-box>
          </draw:frame>
        </draw:g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g>
          <draw:g>
            <draw:custom-shape draw:style-name="gr1" draw:text-style-name="P1" draw:layer="layout" svg:width="5.8cm" svg:height="4.6cm" svg:x="1.6cm" svg:y="5.26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ellipse draw:style-name="gr2" draw:text-style-name="P2" draw:layer="layout" svg:width="1.737cm" svg:height="2.228cm" draw:transform="skewX (-0.0952949771588904) rotate (2.86932129027868) translate (7.486cm 7.875cm)" draw:kind="arc" draw:start-angle="91.92" draw:end-angle="180.75">
              <text:p/>
            </draw:ellipse>
            <draw:line draw:style-name="gr3" draw:text-style-name="P3" draw:layer="layout" svg:x1="7.686cm" svg:y1="6.76cm" svg:x2="7.686cm" svg:y2="4.666cm">
              <text:p/>
            </draw:line>
            <draw:line draw:style-name="gr4" draw:text-style-name="P3" draw:layer="layout" svg:x1="6.2cm" svg:y1="7.666cm" svg:x2="9.736cm" svg:y2="7.666cm">
              <text:p/>
            </draw:line>
            <draw:g>
              <draw:ellipse draw:style-name="gr2" draw:text-style-name="P2" draw:layer="layout" svg:width="3cm" svg:height="3.16cm" svg:x="2.15cm" svg:y="7.665cm" draw:kind="arc" draw:start-angle="91.92" draw:end-angle="180.75">
                <text:p/>
              </draw:ellipse>
              <draw:line draw:style-name="gr3" draw:text-style-name="P3" draw:layer="layout" svg:x1="1cm" svg:y1="7.666cm" svg:x2="4.4cm" svg:y2="7.666cm">
                <text:p/>
              </draw:line>
              <draw:line draw:style-name="gr5" draw:text-style-name="P3" draw:layer="layout" svg:x1="2.15cm" svg:y1="9.266cm" svg:x2="2.2cm" svg:y2="12.066cm">
                <text:p/>
              </draw:line>
            </draw:g>
            <draw:custom-shape draw:style-name="gr6" draw:text-style-name="P2" draw:layer="layout" svg:width="1.8cm" svg:height="2cm" svg:x="4.4cm" svg:y="6.66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5" draw:layer="layout" svg:width="1.2cm" svg:height="1.038cm" svg:x="4.8cm" svg:y="7.066cm">
              <draw:text-box>
                <text:p text:style-name="P4"><text:span text:style-name="T1">f</text:span></text:p>
              </draw:text-box>
            </draw:frame>
            <draw:custom-shape draw:style-name="gr8" draw:text-style-name="P6" draw:layer="layout" svg:width="2.2cm" svg:height="1.2cm" svg:x="8cm" svg:y="6.066cm">
              <text:p text:style-name="P2">H<text:span text:style-name="T2">(t-1)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2.2cm" svg:height="1.2cm" svg:x="1.2cm" svg:y="12.066cm">
              <text:p text:style-name="P2">h</text:p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2.2cm" svg:height="1.2cm" svg:x="6.6cm" svg:y="3.466cm">
              <text:p text:style-name="P2">o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5.8cm" svg:height="4.6cm" svg:x="10.336cm" svg:y="5.26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ellipse draw:style-name="gr2" draw:text-style-name="P2" draw:layer="layout" svg:width="1.737cm" svg:height="2.228cm" draw:transform="skewX (-0.0952949771588904) rotate (2.86932129027868) translate (16.222cm 7.875cm)" draw:kind="arc" draw:start-angle="91.92" draw:end-angle="180.75">
              <text:p/>
            </draw:ellipse>
            <draw:line draw:style-name="gr3" draw:text-style-name="P3" draw:layer="layout" svg:x1="16.422cm" svg:y1="6.76cm" svg:x2="16.422cm" svg:y2="4.666cm">
              <text:p/>
            </draw:line>
            <draw:line draw:style-name="gr4" draw:text-style-name="P3" draw:layer="layout" svg:x1="14.936cm" svg:y1="7.666cm" svg:x2="18.8cm" svg:y2="7.666cm">
              <text:p/>
            </draw:line>
            <draw:g>
              <draw:ellipse draw:style-name="gr2" draw:text-style-name="P2" draw:layer="layout" svg:width="3cm" svg:height="3.16cm" svg:x="10.886cm" svg:y="7.665cm" draw:kind="arc" draw:start-angle="91.92" draw:end-angle="180.75">
                <text:p/>
              </draw:ellipse>
              <draw:line draw:style-name="gr3" draw:text-style-name="P3" draw:layer="layout" svg:x1="9.736cm" svg:y1="7.666cm" svg:x2="13.136cm" svg:y2="7.666cm">
                <text:p/>
              </draw:line>
              <draw:line draw:style-name="gr5" draw:text-style-name="P3" draw:layer="layout" svg:x1="10.886cm" svg:y1="9.266cm" svg:x2="10.936cm" svg:y2="12.066cm">
                <text:p/>
              </draw:line>
            </draw:g>
            <draw:custom-shape draw:style-name="gr6" draw:text-style-name="P2" draw:layer="layout" svg:width="1.8cm" svg:height="2cm" svg:x="13.136cm" svg:y="6.66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5" draw:layer="layout" svg:width="1.2cm" svg:height="1.038cm" svg:x="13.536cm" svg:y="7.066cm">
              <draw:text-box>
                <text:p text:style-name="P4"><text:span text:style-name="T1">f</text:span></text:p>
              </draw:text-box>
            </draw:frame>
            <draw:custom-shape draw:style-name="gr8" draw:text-style-name="P6" draw:layer="layout" svg:width="2.2cm" svg:height="1.2cm" svg:x="16.736cm" svg:y="6.066cm">
              <text:p text:style-name="P2">H<text:span text:style-name="T2">(t)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2.2cm" svg:height="1.2cm" svg:x="9.936cm" svg:y="12.066cm">
              <text:p text:style-name="P2">o</text:p>
              <draw:enhanced-geometry svg:viewBox="0 0 21600 21600" draw:type="rectangle" draw:enhanced-path="M 0 0 L 21600 0 21600 21600 0 21600 0 0 Z N"/>
            </draw:custom-shape>
            <draw:custom-shape draw:style-name="gr9" draw:text-style-name="P7" draw:layer="layout" svg:width="2.2cm" svg:height="1.2cm" svg:x="15.336cm" svg:y="3.466cm">
              <text:p text:style-name="P2">l</text:p>
              <draw:enhanced-geometry svg:viewBox="0 0 21600 21600" draw:type="rectangle" draw:enhanced-path="M 0 0 L 21600 0 21600 21600 0 21600 0 0 Z N"/>
            </draw:custom-shape>
            <draw:g>
              <draw:custom-shape draw:style-name="gr1" draw:text-style-name="P1" draw:layer="layout" svg:width="5.8cm" svg:height="4.6cm" svg:x="19.4cm" svg:y="5.26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ellipse draw:style-name="gr2" draw:text-style-name="P2" draw:layer="layout" svg:width="1.737cm" svg:height="2.228cm" draw:transform="skewX (-0.0952949771588904) rotate (2.86932129027868) translate (25.286cm 7.875cm)" draw:kind="arc" draw:start-angle="91.92" draw:end-angle="180.75">
                  <text:p/>
                </draw:ellipse>
                <draw:line draw:style-name="gr3" draw:text-style-name="P3" draw:layer="layout" svg:x1="25.486cm" svg:y1="6.76cm" svg:x2="25.486cm" svg:y2="4.666cm">
                  <text:p/>
                </draw:line>
                <draw:line draw:style-name="gr3" draw:text-style-name="P3" draw:layer="layout" svg:x1="24cm" svg:y1="7.666cm" svg:x2="27.2cm" svg:y2="7.666cm">
                  <text:p/>
                </draw:line>
              </draw:g>
              <draw:g>
                <draw:ellipse draw:style-name="gr2" draw:text-style-name="P2" draw:layer="layout" svg:width="3cm" svg:height="3.16cm" svg:x="19.95cm" svg:y="7.665cm" draw:kind="arc" draw:start-angle="91.92" draw:end-angle="180.75">
                  <text:p/>
                </draw:ellipse>
                <draw:line draw:style-name="gr3" draw:text-style-name="P3" draw:layer="layout" svg:x1="18.8cm" svg:y1="7.666cm" svg:x2="22.2cm" svg:y2="7.666cm">
                  <text:p/>
                </draw:line>
                <draw:line draw:style-name="gr5" draw:text-style-name="P3" draw:layer="layout" svg:x1="19.95cm" svg:y1="9.266cm" svg:x2="20cm" svg:y2="12.066cm">
                  <text:p/>
                </draw:line>
              </draw:g>
              <draw:custom-shape draw:style-name="gr6" draw:text-style-name="P2" draw:layer="layout" svg:width="1.8cm" svg:height="2cm" svg:x="22.2cm" svg:y="6.666cm">
                <text:p/>
                <draw:enhanced-geometry svg:viewBox="0 0 21600 21600" draw:type="rectangle" draw:enhanced-path="M 0 0 L 21600 0 21600 21600 0 21600 0 0 Z N"/>
              </draw:custom-shape>
              <draw:frame draw:style-name="gr7" draw:text-style-name="P5" draw:layer="layout" svg:width="1.2cm" svg:height="1.038cm" svg:x="22.6cm" svg:y="7.066cm">
                <draw:text-box>
                  <text:p text:style-name="P4"><text:span text:style-name="T1">f</text:span></text:p>
                </draw:text-box>
              </draw:frame>
              <draw:custom-shape draw:style-name="gr8" draw:text-style-name="P6" draw:layer="layout" svg:width="2.2cm" svg:height="1.2cm" svg:x="25.8cm" svg:y="6.066cm">
                <text:p text:style-name="P2">H<text:span text:style-name="T2">(</text:span><text:span text:style-name="T2">t</text:span><text:span text:style-name="T2">+</text:span><text:span text:style-name="T2">1</text:span><text:span text:style-name="T2">)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7" draw:layer="layout" svg:width="2.2cm" svg:height="1.2cm" svg:x="19cm" svg:y="12.066cm">
                <text:p text:style-name="P2">l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7" draw:layer="layout" svg:width="2.2cm" svg:height="1.2cm" svg:x="24.4cm" svg:y="3.466cm">
                <text:p text:style-name="P2">a</text:p>
                <draw:enhanced-geometry svg:viewBox="0 0 21600 21600" draw:type="rectangle" draw:enhanced-path="M 0 0 L 21600 0 21600 21600 0 21600 0 0 Z N"/>
              </draw:custom-shape>
            </draw:g>
            <draw:frame draw:style-name="gr10" draw:text-style-name="P8" draw:layer="layout" svg:width="5cm" svg:height="2.073cm" svg:x="18.2cm" svg:y="2.866cm">
              <draw:text-box>
                <text:p/>
                <text:p>capa de salida</text:p>
              </draw:text-box>
            </draw:frame>
            <draw:frame draw:style-name="gr11" draw:text-style-name="P8" draw:layer="layout" svg:width="3cm" svg:height="1.673cm" svg:x="16.4cm" svg:y="7.866cm">
              <draw:text-box>
                <text:p>capa oculta</text:p>
              </draw:text-box>
            </draw:frame>
            <draw:frame draw:style-name="gr12" draw:text-style-name="P8" draw:layer="layout" svg:width="3cm" svg:height="1.673cm" svg:x="13.6cm" svg:y="12.266cm">
              <draw:text-box>
                <text:p>entrada</text:p>
              </draw:text-box>
            </draw:frame>
            <draw:frame draw:style-name="gr10" draw:text-style-name="P8" draw:layer="layout" svg:width="5cm" svg:height="2.073cm" svg:x="9.8cm" svg:y="2.794cm">
              <draw:text-box>
                <text:p/>
                <text:p>capa de salida</text:p>
              </draw:text-box>
            </draw:frame>
            <draw:frame draw:style-name="gr11" draw:text-style-name="P8" draw:layer="layout" svg:width="3cm" svg:height="1.673cm" svg:x="7.8cm" svg:y="7.994cm">
              <draw:text-box>
                <text:p>capa oculta</text:p>
              </draw:text-box>
            </draw:frame>
            <draw:frame draw:style-name="gr12" draw:text-style-name="P8" draw:layer="layout" svg:width="3cm" svg:height="1.673cm" svg:x="5.6cm" svg:y="12.327cm">
              <draw:text-box>
                <text:p>entrada</text:p>
              </draw:text-box>
            </draw:frame>
          </draw:g>
          <draw:g>
            <draw:custom-shape draw:style-name="gr14" draw:text-style-name="P10" draw:layer="layout" svg:width="2.2cm" svg:height="0.6cm" svg:x="6.6cm" svg:y="1.866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3" draw:layer="layout" svg:x1="7cm" svg:y1="1.866cm" svg:x2="7cm" svg:y2="2.466cm">
              <text:p/>
            </draw:line>
            <draw:line draw:style-name="gr15" draw:text-style-name="P3" draw:layer="layout" svg:x1="7.6cm" svg:y1="1.866cm" svg:x2="7.6cm" svg:y2="2.466cm">
              <text:p/>
            </draw:line>
            <draw:line draw:style-name="gr15" draw:text-style-name="P3" draw:layer="layout" svg:x1="8.2cm" svg:y1="1.866cm" svg:x2="8.2cm" svg:y2="2.466cm">
              <text:p/>
            </draw:line>
          </draw:g>
          <draw:g>
            <draw:custom-shape draw:style-name="gr14" draw:text-style-name="P10" draw:layer="layout" svg:width="2.2cm" svg:height="0.6cm" svg:x="15.2cm" svg:y="1.866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3" draw:layer="layout" svg:x1="15.6cm" svg:y1="1.866cm" svg:x2="15.6cm" svg:y2="2.466cm">
              <text:p/>
            </draw:line>
            <draw:line draw:style-name="gr15" draw:text-style-name="P3" draw:layer="layout" svg:x1="16.2cm" svg:y1="1.866cm" svg:x2="16.2cm" svg:y2="2.466cm">
              <text:p/>
            </draw:line>
            <draw:line draw:style-name="gr15" draw:text-style-name="P3" draw:layer="layout" svg:x1="16.8cm" svg:y1="1.866cm" svg:x2="16.8cm" svg:y2="2.466cm">
              <text:p/>
            </draw:line>
          </draw:g>
          <draw:g>
            <draw:custom-shape draw:style-name="gr14" draw:text-style-name="P10" draw:layer="layout" svg:width="2.2cm" svg:height="0.6cm" svg:x="24.2cm" svg:y="1.866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3" draw:layer="layout" svg:x1="24.6cm" svg:y1="1.866cm" svg:x2="24.6cm" svg:y2="2.466cm">
              <text:p/>
            </draw:line>
            <draw:line draw:style-name="gr15" draw:text-style-name="P3" draw:layer="layout" svg:x1="25.2cm" svg:y1="1.866cm" svg:x2="25.2cm" svg:y2="2.466cm">
              <text:p/>
            </draw:line>
            <draw:line draw:style-name="gr15" draw:text-style-name="P3" draw:layer="layout" svg:x1="25.8cm" svg:y1="1.866cm" svg:x2="25.8cm" svg:y2="2.466cm">
              <text:p/>
            </draw:line>
          </draw:g>
          <draw:line draw:style-name="gr16" draw:text-style-name="P3" draw:layer="layout" svg:x1="16.4cm" svg:y1="2.466cm" svg:x2="16.4cm" svg:y2="3.466cm">
            <text:p/>
          </draw:line>
          <draw:line draw:style-name="gr16" draw:text-style-name="P3" draw:layer="layout" svg:x1="25.4cm" svg:y1="2.466cm" svg:x2="25.4cm" svg:y2="3.466cm">
            <text:p/>
          </draw:line>
          <draw:line draw:style-name="gr16" draw:text-style-name="P3" draw:layer="layout" svg:x1="7.8cm" svg:y1="2.466cm" svg:x2="7.8cm" svg:y2="3.466cm">
            <text:p/>
          </draw:line>
          <draw:frame draw:style-name="gr17" draw:text-style-name="P8" draw:layer="layout" svg:width="2.725cm" svg:height="1.55cm" svg:x="12.6cm" svg:y="0.669cm">
            <draw:text-box>
              <text:p/>
              <text:p><text:span text:style-name="T3">softmax</text:span></text:p>
            </draw:text-box>
          </draw:frame>
          <draw:line draw:style-name="gr16" draw:text-style-name="P3" draw:layer="layout" svg:x1="13.125cm" svg:y1="2.265cm" svg:x2="14.925cm" svg:y2="2.265cm">
            <text:p/>
          </draw:line>
          <draw:line draw:style-name="gr16" draw:text-style-name="P3" draw:layer="layout" svg:x1="12.925cm" svg:y1="2.258cm" svg:x2="14.926cm" svg:y2="2.266cm">
            <text:p/>
          </draw:line>
          <draw:frame draw:style-name="gr17" draw:text-style-name="P8" draw:layer="layout" svg:width="2.725cm" svg:height="1.55cm" svg:x="3.876cm" svg:y="0.745cm">
            <draw:text-box>
              <text:p/>
              <text:p><text:span text:style-name="T3">softmax</text:span></text:p>
            </draw:text-box>
          </draw:frame>
          <draw:line draw:style-name="gr16" draw:text-style-name="P3" draw:layer="layout" svg:x1="4.401cm" svg:y1="2.341cm" svg:x2="6.201cm" svg:y2="2.341cm">
            <text:p/>
          </draw:line>
          <draw:line draw:style-name="gr16" draw:text-style-name="P3" draw:layer="layout" svg:x1="4.201cm" svg:y1="2.334cm" svg:x2="6.202cm" svg:y2="2.342cm">
            <text:p/>
          </draw:line>
          <draw:frame draw:style-name="gr17" draw:text-style-name="P8" draw:layer="layout" svg:width="2.725cm" svg:height="1.55cm" svg:x="21.675cm" svg:y="0.866cm">
            <draw:text-box>
              <text:p/>
              <text:p><text:span text:style-name="T3">softmax</text:span></text:p>
            </draw:text-box>
          </draw:frame>
          <draw:line draw:style-name="gr16" draw:text-style-name="P3" draw:layer="layout" svg:x1="22.2cm" svg:y1="2.462cm" svg:x2="24cm" svg:y2="2.462cm">
            <text:p/>
          </draw:line>
          <draw:line draw:style-name="gr16" draw:text-style-name="P3" draw:layer="layout" svg:x1="22cm" svg:y1="2.455cm" svg:x2="24.001cm" svg:y2="2.463cm">
            <text:p/>
          </draw:line>
        </draw:g>
        <presentation:notes draw:style-name="dp1">
          <draw:page-thumbnail draw:style-name="gr13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2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20:53:05.385834793</meta:creation-date>
    <dc:date>2022-03-08T21:57:06.320754831</dc:date>
    <meta:editing-duration>PT19M14S</meta:editing-duration>
    <meta:editing-cycles>4</meta:editing-cycles>
    <meta:generator>LibreOffice/6.4.7.2$Linux_X86_64 LibreOffice_project/40$Build-2</meta:generator>
    <meta:document-statistic meta:object-count="149"/>
  </office:meta>
</office:document-meta>
</file>